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283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Lampiran">
      <style:table-properties table:display="true" style:writing-mode="lr-tb"/>
    </style:style>
    <style:style style:name="ce1" style:family="table-cell" style:parent-style-name="Default" style:data-style-name="N12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is-true-formula([.$U1]=&quot;Baru&quot;)" style:apply-style-name="ConditionalStyle_5f_1" style:base-cell-address="Lampiran.A1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is-true-formula([.$U1]=&quot;Baru&quot;)" style:apply-style-name="ConditionalStyle_5f_1" style:base-cell-address="Lampiran.A1"/>
    </style:style>
    <style:style style:name="ce5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mpir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column table:style-name="co4" table:default-cell-style-name="ce5"/>
        <table:table-row table:style-name="ro1">
          <table:table-cell table:style-name="ce1" office:value-type="string" calcext:value-type="string">
            <text:p>AALI</text:p>
          </table:table-cell>
          <table:table-cell table:style-name="ce1" table:formula="of:=CONCATENATE([.A1];&quot;.JK&quot;)" office:value-type="string" office:string-value="AALI.JK" calcext:value-type="string">
            <text:p>AALI.JK</text:p>
          </table:table-cell>
          <table:table-cell table:style-name="ce1" office:value-type="string" calcext:value-type="string">
            <text:p>Astra Agro Lestari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ES</text:p>
          </table:table-cell>
          <table:table-cell table:style-name="ce1" table:formula="of:=CONCATENATE([.A2];&quot;.JK&quot;)" office:value-type="string" office:string-value="ACES.JK" calcext:value-type="string">
            <text:p>ACES.JK</text:p>
          </table:table-cell>
          <table:table-cell table:style-name="ce4" office:value-type="string" calcext:value-type="string">
            <text:p>Ace Hardware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HI</text:p>
          </table:table-cell>
          <table:table-cell table:style-name="ce1" table:formula="of:=CONCATENATE([.A3];&quot;.JK&quot;)" office:value-type="string" office:string-value="ADHI.JK" calcext:value-type="string">
            <text:p>ADHI.JK</text:p>
          </table:table-cell>
          <table:table-cell table:style-name="ce1" office:value-type="string" calcext:value-type="string">
            <text:p>Adhi Kary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RO</text:p>
          </table:table-cell>
          <table:table-cell table:style-name="ce1" table:formula="of:=CONCATENATE([.A4];&quot;.JK&quot;)" office:value-type="string" office:string-value="ADRO.JK" calcext:value-type="string">
            <text:p>ADRO.JK</text:p>
          </table:table-cell>
          <table:table-cell table:style-name="ce4" office:value-type="string" calcext:value-type="string">
            <text:p>Adaro Energy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KRA</text:p>
          </table:table-cell>
          <table:table-cell table:style-name="ce1" table:formula="of:=CONCATENATE([.A5];&quot;.JK&quot;)" office:value-type="string" office:string-value="AKRA.JK" calcext:value-type="string">
            <text:p>AKRA.JK</text:p>
          </table:table-cell>
          <table:table-cell table:style-name="ce4" office:value-type="string" calcext:value-type="string">
            <text:p>AKR Corporindo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TM</text:p>
          </table:table-cell>
          <table:table-cell table:style-name="ce1" table:formula="of:=CONCATENATE([.A6];&quot;.JK&quot;)" office:value-type="string" office:string-value="ANTM.JK" calcext:value-type="string">
            <text:p>ANTM.JK</text:p>
          </table:table-cell>
          <table:table-cell table:style-name="ce1" office:value-type="string" calcext:value-type="string">
            <text:p>Aneka Tambang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II</text:p>
          </table:table-cell>
          <table:table-cell table:style-name="ce1" table:formula="of:=CONCATENATE([.A7];&quot;.JK&quot;)" office:value-type="string" office:string-value="ASII.JK" calcext:value-type="string">
            <text:p>ASII.JK</text:p>
          </table:table-cell>
          <table:table-cell table:style-name="ce1" office:value-type="string" calcext:value-type="string">
            <text:p>Astra International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RI</text:p>
          </table:table-cell>
          <table:table-cell table:style-name="ce1" table:formula="of:=CONCATENATE([.A8];&quot;.JK&quot;)" office:value-type="string" office:string-value="ASRI.JK" calcext:value-type="string">
            <text:p>ASRI.JK</text:p>
          </table:table-cell>
          <table:table-cell table:style-name="ce1" office:value-type="string" calcext:value-type="string">
            <text:p>Alam Sutera Realty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</text:p>
          </table:table-cell>
          <table:table-cell table:style-name="ce1" table:formula="of:=CONCATENATE([.A9];&quot;.JK&quot;)" office:value-type="string" office:string-value="AUTO.JK" calcext:value-type="string">
            <text:p>AUTO.JK</text:p>
          </table:table-cell>
          <table:table-cell table:style-name="ce1" office:value-type="string" calcext:value-type="string">
            <text:p>Astra Otoparts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KSL</text:p>
          </table:table-cell>
          <table:table-cell table:style-name="ce1" table:formula="of:=CONCATENATE([.A10];&quot;.JK&quot;)" office:value-type="string" office:string-value="BKSL.JK" calcext:value-type="string">
            <text:p>BKSL.JK</text:p>
          </table:table-cell>
          <table:table-cell table:style-name="ce1" office:value-type="string" calcext:value-type="string">
            <text:p>Sentul City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MTR</text:p>
          </table:table-cell>
          <table:table-cell table:style-name="ce1" table:formula="of:=CONCATENATE([.A11];&quot;.JK&quot;)" office:value-type="string" office:string-value="BMTR.JK" calcext:value-type="string">
            <text:p>BMTR.JK</text:p>
          </table:table-cell>
          <table:table-cell table:style-name="ce1" office:value-type="string" calcext:value-type="string">
            <text:p>Global Mediacom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IS</text:p>
          </table:table-cell>
          <table:table-cell table:style-name="ce1" table:formula="of:=CONCATENATE([.A12];&quot;.JK&quot;)" office:value-type="string" office:string-value="BRIS.JK" calcext:value-type="string">
            <text:p>BRIS.JK</text:p>
          </table:table-cell>
          <table:table-cell table:style-name="ce1" office:value-type="string" calcext:value-type="string">
            <text:p>Bank BRIsyariah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PT</text:p>
          </table:table-cell>
          <table:table-cell table:style-name="ce1" table:formula="of:=CONCATENATE([.A13];&quot;.JK&quot;)" office:value-type="string" office:string-value="BRPT.JK" calcext:value-type="string">
            <text:p>BRPT.JK</text:p>
          </table:table-cell>
          <table:table-cell table:style-name="ce1" office:value-type="string" calcext:value-type="string">
            <text:p>Barito Pacific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SDE</text:p>
          </table:table-cell>
          <table:table-cell table:style-name="ce1" table:formula="of:=CONCATENATE([.A14];&quot;.JK&quot;)" office:value-type="string" office:string-value="BSDE.JK" calcext:value-type="string">
            <text:p>BSDE.JK</text:p>
          </table:table-cell>
          <table:table-cell table:style-name="ce1" office:value-type="string" calcext:value-type="string">
            <text:p>Bumi Serpong Damai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TPS</text:p>
          </table:table-cell>
          <table:table-cell table:style-name="ce1" table:formula="of:=CONCATENATE([.A15];&quot;.JK&quot;)" office:value-type="string" office:string-value="BTPS.JK" calcext:value-type="string">
            <text:p>BTPS.JK</text:p>
          </table:table-cell>
          <table:table-cell table:style-name="ce1" office:value-type="string" calcext:value-type="string">
            <text:p>Bank Tabungan Pensiunan Nasional Syariah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WPT</text:p>
          </table:table-cell>
          <table:table-cell table:style-name="ce1" table:formula="of:=CONCATENATE([.A16];&quot;.JK&quot;)" office:value-type="string" office:string-value="BWPT.JK" calcext:value-type="string">
            <text:p>BWPT.JK</text:p>
          </table:table-cell>
          <table:table-cell table:style-name="ce1" office:value-type="string" calcext:value-type="string">
            <text:p>Eagle High Plantations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EO</text:p>
          </table:table-cell>
          <table:table-cell table:style-name="ce1" table:formula="of:=CONCATENATE([.A17];&quot;.JK&quot;)" office:value-type="string" office:string-value="CLEO.JK" calcext:value-type="string">
            <text:p>CLEO.JK</text:p>
          </table:table-cell>
          <table:table-cell table:style-name="ce1" office:value-type="string" calcext:value-type="string">
            <text:p>Sariguna Primatirt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PIN</text:p>
          </table:table-cell>
          <table:table-cell table:style-name="ce1" table:formula="of:=CONCATENATE([.A18];&quot;.JK&quot;)" office:value-type="string" office:string-value="CPIN.JK" calcext:value-type="string">
            <text:p>CPIN.JK</text:p>
          </table:table-cell>
          <table:table-cell table:style-name="ce1" office:value-type="string" calcext:value-type="string">
            <text:p>Charoen Pokphand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TRA</text:p>
          </table:table-cell>
          <table:table-cell table:style-name="ce1" table:formula="of:=CONCATENATE([.A19];&quot;.JK&quot;)" office:value-type="string" office:string-value="CTRA.JK" calcext:value-type="string">
            <text:p>CTRA.JK</text:p>
          </table:table-cell>
          <table:table-cell table:style-name="ce4" office:value-type="string" calcext:value-type="string">
            <text:p>Ciputra Development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MAS</text:p>
          </table:table-cell>
          <table:table-cell table:style-name="ce1" table:formula="of:=CONCATENATE([.A20];&quot;.JK&quot;)" office:value-type="string" office:string-value="DMAS.JK" calcext:value-type="string">
            <text:p>DMAS.JK</text:p>
          </table:table-cell>
          <table:table-cell table:style-name="ce1" office:value-type="string" calcext:value-type="string">
            <text:p>Puradelta Lestari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AA</text:p>
          </table:table-cell>
          <table:table-cell table:style-name="ce1" table:formula="of:=CONCATENATE([.A21];&quot;.JK&quot;)" office:value-type="string" office:string-value="ERAA.JK" calcext:value-type="string">
            <text:p>ERAA.JK</text:p>
          </table:table-cell>
          <table:table-cell table:style-name="ce4" office:value-type="string" calcext:value-type="string">
            <text:p>Erajaya Swasembad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</text:p>
          </table:table-cell>
          <table:table-cell table:style-name="ce1" table:formula="of:=CONCATENATE([.A22];&quot;.JK&quot;)" office:value-type="string" office:string-value="EXCL.JK" calcext:value-type="string">
            <text:p>EXCL.JK</text:p>
          </table:table-cell>
          <table:table-cell table:style-name="ce1" office:value-type="string" calcext:value-type="string">
            <text:p>XL Axiat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AA</text:p>
          </table:table-cell>
          <table:table-cell table:style-name="ce1" table:formula="of:=CONCATENATE([.A23];&quot;.JK&quot;)" office:value-type="string" office:string-value="GIAA.JK" calcext:value-type="string">
            <text:p>GIAA.JK</text:p>
          </table:table-cell>
          <table:table-cell table:style-name="ce4" office:value-type="string" calcext:value-type="string">
            <text:p>Garuda Indonesi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MFI</text:p>
          </table:table-cell>
          <table:table-cell table:style-name="ce1" table:formula="of:=CONCATENATE([.A24];&quot;.JK&quot;)" office:value-type="string" office:string-value="GMFI.JK" calcext:value-type="string">
            <text:p>GMFI.JK</text:p>
          </table:table-cell>
          <table:table-cell table:style-name="ce4" office:value-type="string" calcext:value-type="string">
            <text:p>Garuda Maintenance Facility Aero A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RUM</text:p>
          </table:table-cell>
          <table:table-cell table:style-name="ce1" table:formula="of:=CONCATENATE([.A25];&quot;.JK&quot;)" office:value-type="string" office:string-value="HRUM.JK" calcext:value-type="string">
            <text:p>HRUM.JK</text:p>
          </table:table-cell>
          <table:table-cell table:style-name="ce1" office:value-type="string" calcext:value-type="string">
            <text:p>Harum Energy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BP</text:p>
          </table:table-cell>
          <table:table-cell table:style-name="ce1" table:formula="of:=CONCATENATE([.A26];&quot;.JK&quot;)" office:value-type="string" office:string-value="ICBP.JK" calcext:value-type="string">
            <text:p>ICBP.JK</text:p>
          </table:table-cell>
          <table:table-cell table:style-name="ce1" office:value-type="string" calcext:value-type="string">
            <text:p>Indofood CBP Sukses Makmur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O</text:p>
          </table:table-cell>
          <table:table-cell table:style-name="ce1" table:formula="of:=CONCATENATE([.A27];&quot;.JK&quot;)" office:value-type="string" office:string-value="INCO.JK" calcext:value-type="string">
            <text:p>INCO.JK</text:p>
          </table:table-cell>
          <table:table-cell table:style-name="ce4" office:value-type="string" calcext:value-type="string">
            <text:p>Vale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F</text:p>
          </table:table-cell>
          <table:table-cell table:style-name="ce1" table:formula="of:=CONCATENATE([.A28];&quot;.JK&quot;)" office:value-type="string" office:string-value="INDF.JK" calcext:value-type="string">
            <text:p>INDF.JK</text:p>
          </table:table-cell>
          <table:table-cell table:style-name="ce1" office:value-type="string" calcext:value-type="string">
            <text:p>Indofood Sukses Makmur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R</text:p>
          </table:table-cell>
          <table:table-cell table:style-name="ce1" table:formula="of:=CONCATENATE([.A29];&quot;.JK&quot;)" office:value-type="string" office:string-value="INDR.JK" calcext:value-type="string">
            <text:p>INDR.JK</text:p>
          </table:table-cell>
          <table:table-cell table:style-name="ce1" office:value-type="string" calcext:value-type="string">
            <text:p>Indo-Rama Synthetics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Y</text:p>
          </table:table-cell>
          <table:table-cell table:style-name="ce1" table:formula="of:=CONCATENATE([.A30];&quot;.JK&quot;)" office:value-type="string" office:string-value="INDY.JK" calcext:value-type="string">
            <text:p>INDY.JK</text:p>
          </table:table-cell>
          <table:table-cell table:style-name="ce1" office:value-type="string" calcext:value-type="string">
            <text:p>Indika Energy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P</text:p>
          </table:table-cell>
          <table:table-cell table:style-name="ce1" table:formula="of:=CONCATENATE([.A31];&quot;.JK&quot;)" office:value-type="string" office:string-value="INTP.JK" calcext:value-type="string">
            <text:p>INTP.JK</text:p>
          </table:table-cell>
          <table:table-cell table:style-name="ce1" office:value-type="string" calcext:value-type="string">
            <text:p>Indocement Tunggal Prakars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AT</text:p>
          </table:table-cell>
          <table:table-cell table:style-name="ce1" table:formula="of:=CONCATENATE([.A32];&quot;.JK&quot;)" office:value-type="string" office:string-value="ISAT.JK" calcext:value-type="string">
            <text:p>ISAT.JK</text:p>
          </table:table-cell>
          <table:table-cell table:style-name="ce4" office:value-type="string" calcext:value-type="string">
            <text:p>Indosat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MG</text:p>
          </table:table-cell>
          <table:table-cell table:style-name="ce1" table:formula="of:=CONCATENATE([.A33];&quot;.JK&quot;)" office:value-type="string" office:string-value="ITMG.JK" calcext:value-type="string">
            <text:p>ITMG.JK</text:p>
          </table:table-cell>
          <table:table-cell table:style-name="ce1" office:value-type="string" calcext:value-type="string">
            <text:p>Indo Tambangraya Megah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PFA</text:p>
          </table:table-cell>
          <table:table-cell table:style-name="ce1" table:formula="of:=CONCATENATE([.A34];&quot;.JK&quot;)" office:value-type="string" office:string-value="JPFA.JK" calcext:value-type="string">
            <text:p>JPFA.JK</text:p>
          </table:table-cell>
          <table:table-cell table:style-name="ce1" office:value-type="string" calcext:value-type="string">
            <text:p>Japfa Comfeed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SMR</text:p>
          </table:table-cell>
          <table:table-cell table:style-name="ce1" table:formula="of:=CONCATENATE([.A35];&quot;.JK&quot;)" office:value-type="string" office:string-value="JSMR.JK" calcext:value-type="string">
            <text:p>JSMR.JK</text:p>
          </table:table-cell>
          <table:table-cell table:style-name="ce4" office:value-type="string" calcext:value-type="string">
            <text:p>Jasa Marg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AEF</text:p>
          </table:table-cell>
          <table:table-cell table:style-name="ce1" table:formula="of:=CONCATENATE([.A36];&quot;.JK&quot;)" office:value-type="string" office:string-value="KAEF.JK" calcext:value-type="string">
            <text:p>KAEF.JK</text:p>
          </table:table-cell>
          <table:table-cell table:style-name="ce1" office:value-type="string" calcext:value-type="string">
            <text:p>Kimia Farm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LBF</text:p>
          </table:table-cell>
          <table:table-cell table:style-name="ce1" table:formula="of:=CONCATENATE([.A37];&quot;.JK&quot;)" office:value-type="string" office:string-value="KLBF.JK" calcext:value-type="string">
            <text:p>KLBF.JK</text:p>
          </table:table-cell>
          <table:table-cell table:style-name="ce1" office:value-type="string" calcext:value-type="string">
            <text:p>Kalbe Farm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</text:p>
          </table:table-cell>
          <table:table-cell table:style-name="ce1" table:formula="of:=CONCATENATE([.A38];&quot;.JK&quot;)" office:value-type="string" office:string-value="LINK.JK" calcext:value-type="string">
            <text:p>LINK.JK</text:p>
          </table:table-cell>
          <table:table-cell table:style-name="ce4" office:value-type="string" calcext:value-type="string">
            <text:p>Link Net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PKR</text:p>
          </table:table-cell>
          <table:table-cell table:style-name="ce1" table:formula="of:=CONCATENATE([.A39];&quot;.JK&quot;)" office:value-type="string" office:string-value="LPKR.JK" calcext:value-type="string">
            <text:p>LPKR.JK</text:p>
          </table:table-cell>
          <table:table-cell table:style-name="ce1" office:value-type="string" calcext:value-type="string">
            <text:p>Lippo Karawaci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PPF</text:p>
          </table:table-cell>
          <table:table-cell table:style-name="ce1" table:formula="of:=CONCATENATE([.A40];&quot;.JK&quot;)" office:value-type="string" office:string-value="LPPF.JK" calcext:value-type="string">
            <text:p>LPPF.JK</text:p>
          </table:table-cell>
          <table:table-cell table:style-name="ce1" office:value-type="string" calcext:value-type="string">
            <text:p>Matahari Department Store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SIP</text:p>
          </table:table-cell>
          <table:table-cell table:style-name="ce1" table:formula="of:=CONCATENATE([.A41];&quot;.JK&quot;)" office:value-type="string" office:string-value="LSIP.JK" calcext:value-type="string">
            <text:p>LSIP.JK</text:p>
          </table:table-cell>
          <table:table-cell table:style-name="ce1" office:value-type="string" calcext:value-type="string">
            <text:p>PP London Sumatra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PI</text:p>
          </table:table-cell>
          <table:table-cell table:style-name="ce1" table:formula="of:=CONCATENATE([.A42];&quot;.JK&quot;)" office:value-type="string" office:string-value="MAPI.JK" calcext:value-type="string">
            <text:p>MAPI.JK</text:p>
          </table:table-cell>
          <table:table-cell table:style-name="ce1" office:value-type="string" calcext:value-type="string">
            <text:p>Mitra Adiperkas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KA</text:p>
          </table:table-cell>
          <table:table-cell table:style-name="ce1" table:formula="of:=CONCATENATE([.A43];&quot;.JK&quot;)" office:value-type="string" office:string-value="MIKA.JK" calcext:value-type="string">
            <text:p>MIKA.JK</text:p>
          </table:table-cell>
          <table:table-cell table:style-name="ce1" office:value-type="string" calcext:value-type="string">
            <text:p>Mitra Keluarga Karyasehat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NCN</text:p>
          </table:table-cell>
          <table:table-cell table:style-name="ce1" table:formula="of:=CONCATENATE([.A44];&quot;.JK&quot;)" office:value-type="string" office:string-value="MNCN.JK" calcext:value-type="string">
            <text:p>MNCN.JK</text:p>
          </table:table-cell>
          <table:table-cell table:style-name="ce1" office:value-type="string" calcext:value-type="string">
            <text:p>Media Nusantara Citr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PMX</text:p>
          </table:table-cell>
          <table:table-cell table:style-name="ce1" table:formula="of:=CONCATENATE([.A45];&quot;.JK&quot;)" office:value-type="string" office:string-value="MPMX.JK" calcext:value-type="string">
            <text:p>MPMX.JK</text:p>
          </table:table-cell>
          <table:table-cell table:style-name="ce1" office:value-type="string" calcext:value-type="string">
            <text:p>Mitra Pinasthika Mustik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YOR</text:p>
          </table:table-cell>
          <table:table-cell table:style-name="ce1" table:formula="of:=CONCATENATE([.A46];&quot;.JK&quot;)" office:value-type="string" office:string-value="MYOR.JK" calcext:value-type="string">
            <text:p>MYOR.JK</text:p>
          </table:table-cell>
          <table:table-cell table:style-name="ce1" office:value-type="string" calcext:value-type="string">
            <text:p>Mayora Indah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YRX</text:p>
          </table:table-cell>
          <table:table-cell table:style-name="ce1" table:formula="of:=CONCATENATE([.A47];&quot;.JK&quot;)" office:value-type="string" office:string-value="MYRX.JK" calcext:value-type="string">
            <text:p>MYRX.JK</text:p>
          </table:table-cell>
          <table:table-cell table:style-name="ce4" office:value-type="string" calcext:value-type="string">
            <text:p>Hanson International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PRO</text:p>
          </table:table-cell>
          <table:table-cell table:style-name="ce1" table:formula="of:=CONCATENATE([.A48];&quot;.JK&quot;)" office:value-type="string" office:string-value="PPRO.JK" calcext:value-type="string">
            <text:p>PPRO.JK</text:p>
          </table:table-cell>
          <table:table-cell table:style-name="ce4" office:value-type="string" calcext:value-type="string">
            <text:p>PP Properti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TBA</text:p>
          </table:table-cell>
          <table:table-cell table:style-name="ce1" table:formula="of:=CONCATENATE([.A49];&quot;.JK&quot;)" office:value-type="string" office:string-value="PTBA.JK" calcext:value-type="string">
            <text:p>PTBA.JK</text:p>
          </table:table-cell>
          <table:table-cell table:style-name="ce1" office:value-type="string" calcext:value-type="string">
            <text:p>Bukit Asam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TPP</text:p>
          </table:table-cell>
          <table:table-cell table:style-name="ce1" table:formula="of:=CONCATENATE([.A50];&quot;.JK&quot;)" office:value-type="string" office:string-value="PTPP.JK" calcext:value-type="string">
            <text:p>PTPP.JK</text:p>
          </table:table-cell>
          <table:table-cell table:style-name="ce1" office:value-type="string" calcext:value-type="string">
            <text:p>PP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WON</text:p>
          </table:table-cell>
          <table:table-cell table:style-name="ce1" table:formula="of:=CONCATENATE([.A51];&quot;.JK&quot;)" office:value-type="string" office:string-value="PWON.JK" calcext:value-type="string">
            <text:p>PWON.JK</text:p>
          </table:table-cell>
          <table:table-cell table:style-name="ce1" office:value-type="string" calcext:value-type="string">
            <text:p>Pakuwon Jati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MA</text:p>
          </table:table-cell>
          <table:table-cell table:style-name="ce1" table:formula="of:=CONCATENATE([.A52];&quot;.JK&quot;)" office:value-type="string" office:string-value="SCMA.JK" calcext:value-type="string">
            <text:p>SCMA.JK</text:p>
          </table:table-cell>
          <table:table-cell table:style-name="ce1" office:value-type="string" calcext:value-type="string">
            <text:p>Surya Citra Med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O</text:p>
          </table:table-cell>
          <table:table-cell table:style-name="ce1" table:formula="of:=CONCATENATE([.A53];&quot;.JK&quot;)" office:value-type="string" office:string-value="SIDO.JK" calcext:value-type="string">
            <text:p>SIDO.JK</text:p>
          </table:table-cell>
          <table:table-cell table:style-name="ce1" office:value-type="string" calcext:value-type="string">
            <text:p>Industri Jamu dan Farmasi Sido Muncul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LO</text:p>
          </table:table-cell>
          <table:table-cell table:style-name="ce1" table:formula="of:=CONCATENATE([.A54];&quot;.JK&quot;)" office:value-type="string" office:string-value="SILO.JK" calcext:value-type="string">
            <text:p>SILO.JK</text:p>
          </table:table-cell>
          <table:table-cell table:style-name="ce1" office:value-type="string" calcext:value-type="string">
            <text:p>Siloam International Hospitals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MP</text:p>
          </table:table-cell>
          <table:table-cell table:style-name="ce1" table:formula="of:=CONCATENATE([.A55];&quot;.JK&quot;)" office:value-type="string" office:string-value="SIMP.JK" calcext:value-type="string">
            <text:p>SIMP.JK</text:p>
          </table:table-cell>
          <table:table-cell table:style-name="ce1" office:value-type="string" calcext:value-type="string">
            <text:p>Salim Ivomas Pratam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GR</text:p>
          </table:table-cell>
          <table:table-cell table:style-name="ce1" table:formula="of:=CONCATENATE([.A56];&quot;.JK&quot;)" office:value-type="string" office:string-value="SMGR.JK" calcext:value-type="string">
            <text:p>SMGR.JK</text:p>
          </table:table-cell>
          <table:table-cell table:style-name="ce1" office:value-type="string" calcext:value-type="string">
            <text:p>Semen Indonesi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RA</text:p>
          </table:table-cell>
          <table:table-cell table:style-name="ce1" table:formula="of:=CONCATENATE([.A57];&quot;.JK&quot;)" office:value-type="string" office:string-value="SMRA.JK" calcext:value-type="string">
            <text:p>SMRA.JK</text:p>
          </table:table-cell>
          <table:table-cell table:style-name="ce4" office:value-type="string" calcext:value-type="string">
            <text:p>Summarecon Agung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RA</text:p>
          </table:table-cell>
          <table:table-cell table:style-name="ce1" table:formula="of:=CONCATENATE([.A58];&quot;.JK&quot;)" office:value-type="string" office:string-value="TARA.JK" calcext:value-type="string">
            <text:p>TARA.JK</text:p>
          </table:table-cell>
          <table:table-cell table:style-name="ce1" office:value-type="string" calcext:value-type="string">
            <text:p>Sitara Propertindo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CPI</text:p>
          </table:table-cell>
          <table:table-cell table:style-name="ce1" table:formula="of:=CONCATENATE([.A59];&quot;.JK&quot;)" office:value-type="string" office:string-value="TCPI.JK" calcext:value-type="string">
            <text:p>TCPI.JK</text:p>
          </table:table-cell>
          <table:table-cell table:style-name="ce1" office:value-type="string" calcext:value-type="string">
            <text:p>Transcoal Pacific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NS</text:p>
          </table:table-cell>
          <table:table-cell table:style-name="ce1" table:formula="of:=CONCATENATE([.A60];&quot;.JK&quot;)" office:value-type="string" office:string-value="TINS.JK" calcext:value-type="string">
            <text:p>TINS.JK</text:p>
          </table:table-cell>
          <table:table-cell table:style-name="ce1" office:value-type="string" calcext:value-type="string">
            <text:p>Timah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LKM</text:p>
          </table:table-cell>
          <table:table-cell table:style-name="ce1" table:formula="of:=CONCATENATE([.A61];&quot;.JK&quot;)" office:value-type="string" office:string-value="TLKM.JK" calcext:value-type="string">
            <text:p>TLKM.JK</text:p>
          </table:table-cell>
          <table:table-cell table:style-name="ce1" office:value-type="string" calcext:value-type="string">
            <text:p>Telekomunikasi Indonesi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PS</text:p>
          </table:table-cell>
          <table:table-cell table:style-name="ce1" table:formula="of:=CONCATENATE([.A62];&quot;.JK&quot;)" office:value-type="string" office:string-value="TOPS.JK" calcext:value-type="string">
            <text:p>TOPS.JK</text:p>
          </table:table-cell>
          <table:table-cell table:style-name="ce1" office:value-type="string" calcext:value-type="string">
            <text:p>Totalindo Eka Persad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PIA</text:p>
          </table:table-cell>
          <table:table-cell table:style-name="ce1" table:formula="of:=CONCATENATE([.A63];&quot;.JK&quot;)" office:value-type="string" office:string-value="TPIA.JK" calcext:value-type="string">
            <text:p>TPIA.JK</text:p>
          </table:table-cell>
          <table:table-cell table:style-name="ce1" office:value-type="string" calcext:value-type="string">
            <text:p>Chandra Asri Petrochemical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TR</text:p>
          </table:table-cell>
          <table:table-cell table:style-name="ce1" table:formula="of:=CONCATENATE([.A64];&quot;.JK&quot;)" office:value-type="string" office:string-value="UNTR.JK" calcext:value-type="string">
            <text:p>UNTR.JK</text:p>
          </table:table-cell>
          <table:table-cell table:style-name="ce1" office:value-type="string" calcext:value-type="string">
            <text:p>United Tractors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VR</text:p>
          </table:table-cell>
          <table:table-cell table:style-name="ce1" table:formula="of:=CONCATENATE([.A65];&quot;.JK&quot;)" office:value-type="string" office:string-value="UNVR.JK" calcext:value-type="string">
            <text:p>UNVR.JK</text:p>
          </table:table-cell>
          <table:table-cell table:style-name="ce1" office:value-type="string" calcext:value-type="string">
            <text:p>Unilever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KA</text:p>
          </table:table-cell>
          <table:table-cell table:style-name="ce1" table:formula="of:=CONCATENATE([.A66];&quot;.JK&quot;)" office:value-type="string" office:string-value="WIKA.JK" calcext:value-type="string">
            <text:p>WIKA.JK</text:p>
          </table:table-cell>
          <table:table-cell table:style-name="ce1" office:value-type="string" calcext:value-type="string">
            <text:p>Wijaya Kary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OD</text:p>
          </table:table-cell>
          <table:table-cell table:style-name="ce1" table:formula="of:=CONCATENATE([.A67];&quot;.JK&quot;)" office:value-type="string" office:string-value="WOOD.JK" calcext:value-type="string">
            <text:p>WOOD.JK</text:p>
          </table:table-cell>
          <table:table-cell table:style-name="ce1" office:value-type="string" calcext:value-type="string">
            <text:p>Integra Indocabinet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SBP</text:p>
          </table:table-cell>
          <table:table-cell table:style-name="ce1" table:formula="of:=CONCATENATE([.A68];&quot;.JK&quot;)" office:value-type="string" office:string-value="WSBP.JK" calcext:value-type="string">
            <text:p>WSBP.JK</text:p>
          </table:table-cell>
          <table:table-cell table:style-name="ce1" office:value-type="string" calcext:value-type="string">
            <text:p>Waskita Beton Precast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TON</text:p>
          </table:table-cell>
          <table:table-cell table:style-name="ce1" table:formula="of:=CONCATENATE([.A69];&quot;.JK&quot;)" office:value-type="string" office:string-value="WTON.JK" calcext:value-type="string">
            <text:p>WTON.JK</text:p>
          </table:table-cell>
          <table:table-cell table:style-name="ce1" office:value-type="string" calcext:value-type="string">
            <text:p>Wijaya Karya Beton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INC</text:p>
          </table:table-cell>
          <table:table-cell table:style-name="ce1" table:formula="of:=CONCATENATE([.A70];&quot;.JK&quot;)" office:value-type="string" office:string-value="ZINC.JK" calcext:value-type="string">
            <text:p>ZINC.JK</text:p>
          </table:table-cell>
          <table:table-cell table:style-name="ce1" office:value-type="string" calcext:value-type="string">
            <text:p>Kapuas Prima Coal Tbk.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ampiran.A1:Lampiran.C70">
            <calcext:condition calcext:apply-style-name="ConditionalStyle_1" calcext:value="formula-is([.$U1]=&quot;Baru&quot;)" calcext:base-cell-address="Lampiran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.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21:33:22.182179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mpiran" style:display-name="PageStyle_Lampir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yil Hendra Saputra</meta:initial-creator>
    <meta:creation-date>2019-01-18T06:58:30</meta:creation-date>
    <dc:date>2019-08-24T21:33:48.530569665</dc:date>
    <meta:generator>LibreOffice/6.2.5.2$Linux_X86_64 LibreOffice_project/1ec314fa52f458adc18c4f025c545a4e8b22c159</meta:generator>
    <meta:editing-duration>PT1M48S</meta:editing-duration>
    <meta:editing-cycles>4</meta:editing-cycles>
    <meta:document-statistic meta:table-count="1" meta:cell-count="210" meta:object-count="0"/>
    <meta:user-defined meta:name="AppVersion">16.0300</meta:user-defined>
    <meta:user-defined meta:name="Company">HP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